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метки к программе SimpleTestSuite</text:h>
      <text:h text:style-name="Heading_20_2" text:outline-level="2">Пользовательский интерфейс</text:h>
      <text:list text:style-name="L1">
        <text:list-item>
          <text:p text:style-name="P1">При прогреве печи отображать оси только T(t) (t — внизу , T — слева);</text:p>
        </text:list-item>
        <text:list-item>
          <text:p text:style-name="P1">При проведении эксперимента при комнатной температуре не отображать элементы управления связанные с температурой;</text:p>
        </text:list-item>
        <text:list-item>
          <text:p text:style-name="P1">Добавить отображение данных образца и эксперимента по нажатию кнопки F1.</text:p>
        </text:list-item>
      </text:list>
      <text:p text:style-name="Text_20_body"/>
      <text:h text:style-name="Heading_20_2" text:outline-level="2" text:is-list-header="true">Формат данных</text:h>
      <text:p text:style-name="Text_20_body"><text:tab/>Файл эксперимента представляет собой обычный zip-архив с расширением l5rz. В архиве могут нахотиться следующие файлы:</text:p>
      <text:list text:style-name="L2">
        <text:list-item>
          <text:p text:style-name="P2">Sample.xml — описание опразца.</text:p>
        </text:list-item>
        <text:list-item>
          <text:p text:style-name="P2">Settings.xml — параметры эксперимента.</text:p>
        </text:list-item>
        <text:list-item>
          <text:p text:style-name="P2">Data.csv — данные эксперимента:<text:span text:style-name="T1"> t с, ε %, σ МПа.</text:span></text:p>
        </text:list-item>
        <text:list-item>
          <text:p text:style-name="P2"><text:span text:style-name="T1">TemperatureData.csv — t с, T °C. Файл может отсутствовать.</text:span></text:p>
        </text:list-item>
        <text:list-item>
          <text:p text:style-name="P3">Warmup.csv — данные прогрева: t с, T °C. Файл может отсутствовать.</text:p>
        </text:list-item>
      </text:list>
      <text:p text:style-name="Text_20_body"><text:tab/>Эти же файлы можно найти в домашней папке пользователя в подпапке .lab5/SimpeTestSuite/temp/hh.mm_dd.MM.yyyy - где hh.mm - время начала эксперимента (hh-часы, mm-минуты), dd.MM.yyyy — дата начала эксперимента (dd-день, MM-месяц, yyyy - год)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Алексей Павлюков</meta:initial-creator>
    <meta:creation-date>2008-11-20T16:21:11</meta:creation-date>
    <dc:creator>Алексей Павлюков</dc:creator>
    <dc:date>2008-11-28T18:20:15</dc:date>
    <meta:editing-cycles>5</meta:editing-cycles>
    <meta:editing-duration>PT1H49M5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13" meta:word-count="126" meta:character-count="928"/>
  </office:meta>
</office:document-meta>
</file>